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style:font-style-asian="italic" style:font-style-complex="italic"/>
    </style:style>
    <style:style style:name="T1" style:family="text">
      <style:text-properties style:font-name="Times New Roman1" officeooo:rsid="00032fcd"/>
    </style:style>
    <style:style style:name="T2" style:family="text">
      <style:text-properties style:font-name="Times New Roman1" officeooo:rsid="000393d5"/>
    </style:style>
    <style:style style:name="T3" style:family="text">
      <style:text-properties fo:font-variant="small-caps" style:font-name="Times New Roman1" officeooo:rsid="00032fcd"/>
    </style:style>
    <style:style style:name="T4" style:family="text">
      <style:text-properties fo:font-variant="small-caps" style:font-name="Times New Roman1" officeooo:rsid="000393d5"/>
    </style:style>
    <style:style style:name="T5" style:family="text">
      <style:text-properties fo:font-variant="small-caps" style:font-name="Times New Roman1" officeooo:rsid="0004a8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 472. […] « Voirs fu que tu fus nés en Galilee, et t'engendra uns povres hom vachiers qui te mist garder les bestes ; et si tost come tu les eüs gardees .</text:span><text:span text:style-name="T3">iiii</text:span><text:span text:style-name="T1">. ans, si t'avint en un esté ens el mois de may sor un mardi, quant tu gardoies tes bestes en un champ qui a a non Tarsis, et tu te tapesis sous un rosier pour le chaut qui grans estoit, et illoc seïs pour reposer ; et quant tu i fus assis, tu regardas et veïs une flour de lis et haute et merveillouse encoste toi. Et quant tu l'eüs veü, il te fu avis que li rosiers fu descendus de lui ensi come arbres puet descendre li uns de l'autre. El rosier avoit mout de roses, mais il n'estoient mie de grant biauté ; et tu conmenchas a regarder tout entour pour coi eles estoient si laides, si veïs que li lis en estoit accoison : car de li issoit une aighe rose espesse qui chaoit sor les roses, si que les roses en estoient peries et matees si que nule n'en i remanoit. Tu veïs que une en issi si bele et si merveillouse que onques si bele n'avoies veüe.</text:span></text:p>
      <text:p text:style-name="P1"><text:span text:style-name="T1"><text:tab/>§ 473. « Ensi fu cele rose en cel rosier .</text:span><text:span text:style-name="T3">ix</text:span><text:span text:style-name="T1">. jors, et tous jours crut et engroissa et embeli ; et de la grant merveille que tu avoies de ce que tu n'avoies onques mais tele chose veüe t'en venoies tu chascun jour al rosier, et regardoies la rose au plus que tu pooies, pour ce que beste ne autre chose ne l'enportast. La rose, ce sés tu bien, n'estoit </text:span><text:span text:style-name="T2">nule fois espanie, ains estoit tous jours close et jointe ensamble ausi conme uns boutons, et c'estoit la chose pour coi tu estoies plus esbahis, pour ce que nule fois n'espanissoit. Au novisme jor avint que tu estoies au rosier navrés d'une plaie que uns pors sauvages t'avoit faite : si estoies si navrés que tu ne te pooies remuer de la place se a painnes non. Et quant ce vint a ore de miedi, tu conmenchas a regarder la rose, si veïs qu'ele fu plus vermeille .</text:span><text:span text:style-name="T4">c</text:span><text:span text:style-name="T2">. tans que nule autre chose, et avoit de groissece et de grandour plus que .</text:span><text:span text:style-name="T4">c</text:span><text:span text:style-name="T2">. autres roses ; et en ce que tu le regardoies et t'en esmerveilloies en toi meïsmes si durement que tu ne savoies se tu veilloies ou dormoies, tu veïs que de la rose issoit une chose, ne mais tu ne savoies pas quele, mais toutes voies veïs tu qu'il avoit fourme d'ome ; et nonpourquant la rose n'en ouvri onques pour chose qu'il en issist, ce sés tu bien, ains se tenoit close et jointe et devant et aprés. Et quant la figure qui en estoit issue ot un poi alé par terre, maintenant sailli uns serpens qui le voloit devourer ; et nonpourquant il se combati tant que li serpens fu ocis, et venoit erroment au lis et as flours qui chaoites estoient dou rosier, si les prendoit et les emportoit avoc lui. Et quant tu veïs ceste chose, tu fus si durement esbahis qu'il ne te souvint de ta plaie, ains ne savoies se ce estoit verités on non, ne se ce iert mençoigne que tu avoies veüe. Lors t'apensas que tu iroies a la rose pour savoir qi'il i avoit dedens ; si alaset l'ostas del rosier, et le conmenchas a baisier. Et maintenant que tu l'eüs baissie, tu te sentis garis et sains de ta plaie, et raemplis de si grant douçour et de si grant souatume come se tu ne fuisses pas hom mortels. Et en ce que tutenoies la rose et tu le voloies ouvrir, maintenant descendi uns hom del chiel, ausi conme tous enflamés ; et en vint devant toi plus tost que tu ne peüsses penser, si t'osta la rose et dist que la senefiance de la Virgene ne devoies tu pas porter o toi, puis que tu n'eüs mais si grant des l'ore que tu fus nés, et de cele paour fu ce dont je t'ai parlé. Ore t'ai je dit conment il t'avint quant tu estoies paistres, et estoies bien en l'aage de .</text:span><text:span text:style-name="T5">xv</text:span><text:span text:style-name="T2">. a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2T16:35:43.975680204</meta:creation-date>
    <dc:date>2015-05-22T17:21:19.734254826</dc:date>
    <dc:creator>Gauthier </dc:creator>
    <meta:editing-duration>PT42M55S</meta:editing-duration>
    <meta:editing-cycles>2</meta:editing-cycles>
    <meta:generator>LibreOffice/4.2.7.2$Linux_X86_64 LibreOffice_project/420m0$Build-2</meta:generator>
    <meta:document-statistic meta:table-count="0" meta:image-count="0" meta:object-count="0" meta:page-count="1" meta:paragraph-count="2" meta:word-count="706" meta:character-count="3565" meta:non-whitespace-character-count="2859"/>
  </office:meta>
</office:document-meta>
</file>